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lsevierGulliver" svg:font-family="ElsevierGulliver, Georgia, 'Times New Roman', STIXGeneral, 'Cambria Math', Arial, Helvetica, 'Lucida Sans Unicode', 'Microsoft Sans Serif', 'Segoe UI Symbol', 'Arial Unicode MS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 officeooo:rsid="001d62f9" officeooo:paragraph-rsid="001d62f9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 officeooo:rsid="001d89b3" officeooo:paragraph-rsid="001d89b3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 officeooo:rsid="001ef491" officeooo:paragraph-rsid="001ef491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 officeooo:rsid="001ef491" officeooo:paragraph-rsid="001ef491" style:font-weight-asian="normal" style:font-weight-complex="normal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bold" officeooo:rsid="001ef491" officeooo:paragraph-rsid="001ef49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background-color="transparent" loext:char-shading-value="0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officeooo:rsid="001d89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a xlink:type="simple" xlink:href="https://www.sciencedirect.com/science/article/pii/S0301562919300043#:~:text=Ultrasonic%20neuromodulation%20is%20a%20rapidly,transient%20modulation%20of%20neural%20activity" text:style-name="Internet_20_link" text:visited-style-name="Visited_20_Internet_20_Link">https://www.sciencedirect.com/science/article/pii/S0301562919300043#:~:text=Ultrasonic%20neuromodulation%20is%20a%20rapidly,transient%20modulation%20of%20neural%20activity</text:a>.</text:p>
      <text:p text:style-name="P1">low-intensity ultrasound (US) is delivered to nervous system tissue, resulting in transient modulation of neural activity. </text:p>
      <text:p text:style-name="P1">the literature supports the use of US as a safe, non-invasive <text:a xlink:type="simple" xlink:href="https://www.sciencedirect.com/topics/medicine-and-dentistry/electrical-brain-stimulation" text:style-name="Internet_20_link" text:visited-style-name="Visited_20_Internet_20_Link"><text:span text:style-name="T2">brain stimulation</text:span></text:a><text:span text:style-name="T3"> modality</text:span></text:p>
      <text:p text:style-name="P1">US neurostimulation has the potential to be used both as a scientific instrument to investigate brain function and as a therapeutic modality to modulate brain activity.</text:p>
      <text:p text:style-name="P1"/>
      <text:p text:style-name="P2">Locus cer4ilius and pathways</text:p>
      <text:p text:style-name="P3">matlab ultrasound simulation</text:p>
      <text:p text:style-name="P4">itrusst</text:p>
      <text:p text:style-name="P4"/>
      <text:p text:style-name="P3"/>
      <text:p text:style-name="P6">induced neuroplasticity via tUS</text:p>
      <text:p text:style-name="P5"><text:a xlink:type="simple" xlink:href="https://www.ncbi.nlm.nih.gov/pmc/articles/PMC9295311/" text:style-name="Internet_20_link" text:visited-style-name="Visited_20_Internet_20_Link">https://www.ncbi.nlm.nih.gov/pmc/articles/PMC9295311/</text:a></text:p>
      <text:p text:style-name="P5"><text:a xlink:type="simple" xlink:href="https://www.brainstimjrnl.com/article/S1935-861X(22)00223-6/fulltext" text:style-name="Internet_20_link" text:visited-style-name="Visited_20_Internet_20_Link">https://www.brainstimjrnl.com/article/S1935-861X(22)00223-6/fulltext</text:a></text:p>
      <text:p text:style-name="P5"/>
      <text:p text:style-name="P6">neuroplasticity = antidepressant</text:p>
      <text:p text:style-name="P5"><text:a xlink:type="simple" xlink:href="https://www.ncbi.nlm.nih.gov/pmc/articles/PMC3025168/" text:style-name="Internet_20_link" text:visited-style-name="Visited_20_Internet_20_Link">https://www.ncbi.nlm.nih.gov/pmc/articles/PMC3025168/</text:a></text:p>
      <text:p text:style-name="P5"/>
      <text:p text:style-name="P6">simulation</text:p>
      <text:p text:style-name="P5"><text:a xlink:type="simple" xlink:href="https://www.frontiersin.org/articles/10.3389/fneur.2019.00549/full" text:style-name="Internet_20_link" text:visited-style-name="Visited_20_Internet_20_Link">https://www.frontiersin.org/articles/10.3389/fneur.2019.00549/full</text:a></text:p>
      <text:p text:style-name="P5"><text:a xlink:type="simple" xlink:href="https://theses.lib.polyu.edu.hk/handle/200/11845" text:style-name="Internet_20_link" text:visited-style-name="Visited_20_Internet_20_Link">https://theses.lib.polyu.edu.hk/handle/200/11845</text:a></text:p>
      <text:p text:style-name="P5"/>
      <text:p text:style-name="P6">parameters</text:p>
      <text:p text:style-name="P6"><text:a xlink:type="simple" xlink:href="https://www.sciencedirect.com/science/article/pii/S1935861X14001910" text:style-name="Internet_20_link" text:visited-style-name="Visited_20_Internet_20_Link"><text:span text:style-name="T1">https://www.sciencedirect.com/science/article/pii/S1935861X14001910</text:span></text:a></text:p>
      <text:p text:style-name="P6"><text:a xlink:type="simple" xlink:href="https://asa.scitation.org/doi/10.1121/1.4976339" text:style-name="Internet_20_link" text:visited-style-name="Visited_20_Internet_20_Link"><text:span text:style-name="T1">https://asa.scitation.org/doi/10.1121/1.4976339</text:span></text:a></text:p>
      <text:p text:style-name="P6"><text:span text:style-name="T1"/></text:p>
      <text:p text:style-name="P6">long term effects</text:p>
      <text:p text:style-name="P5"><text:a xlink:type="simple" xlink:href="https://translational-medicine.biomedcentral.com/articles/10.1186/s12967-021-03222-5" text:style-name="Internet_20_link" text:visited-style-name="Visited_20_Internet_20_Link">https://translational-medicine.biomedcentral.com/articles/10.1186/s12967-021-03222-5</text:a></text:p>
      <text:p text:style-name="P5"><text:a xlink:type="simple" xlink:href="https://www.frontiersin.org/articles/10.3389/fphys.2020.01042/full" text:style-name="Internet_20_link" text:visited-style-name="Visited_20_Internet_20_Link">https://www.frontiersin.org/articles/10.3389/fphys.2020.01042/full</text:a></text:p>
      <text:p text:style-name="P5"><text:a xlink:type="simple" xlink:href="https://www.sciencedirect.com/science/article/pii/S1935861X2200081X" text:style-name="Internet_20_link" text:visited-style-name="Visited_20_Internet_20_Link">https://www.sciencedirect.com/science/article/pii/S1935861X2200081X</text:a></text:p>
      <text:p text:style-name="P5"><text:a xlink:type="simple" xlink:href="https://link.springer.com/article/10.1007/s12035-018-0897-z" text:style-name="Internet_20_link" text:visited-style-name="Visited_20_Internet_20_Link">https://link.springer.com/article/10.1007/s12035-018-0897-z</text:a></text:p>
      <text:p text:style-name="P5"><text:a xlink:type="simple" xlink:href="https://www.ncbi.nlm.nih.gov/pmc/articles/PMC7973721/" text:style-name="Internet_20_link" text:visited-style-name="Visited_20_Internet_20_Link">https://www.ncbi.nlm.nih.gov/pmc/articles/PMC7973721/</text:a></text:p>
      <text:p text:style-name="P5"><text:a xlink:type="simple" xlink:href="https://www.hal.inserm.fr/inserm-02971422" text:style-name="Internet_20_link" text:visited-style-name="Visited_20_Internet_20_Link">https://www.hal.inserm.fr/inserm-02971422</text:a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lsevierGulliver" svg:font-family="ElsevierGulliver, Georgia, 'Times New Roman', STIXGeneral, 'Cambria Math', Arial, Helvetica, 'Lucida Sans Unicode', 'Microsoft Sans Serif', 'Segoe UI Symbol', 'Arial Unicode MS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26T10:43:15.869378886</dc:date>
    <meta:editing-duration>PT3H12M52S</meta:editing-duration>
    <meta:editing-cycles>2</meta:editing-cycles>
    <meta:document-statistic meta:table-count="0" meta:image-count="0" meta:object-count="0" meta:page-count="1" meta:paragraph-count="25" meta:word-count="90" meta:character-count="1486" meta:non-whitespace-character-count="1420"/>
  </office:meta>
</office:document-meta>
</file>